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2762f" officeooo:paragraph-rsid="0012762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762f" officeooo:paragraph-rsid="0012762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12762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1458e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paragraph-rsid="0012762f"/>
    </style:style>
    <style:style style:name="P6" style:family="paragraph" style:parent-style-name="Standard">
      <style:paragraph-properties fo:text-align="start" style:justify-single-word="false"/>
      <style:text-properties officeooo:paragraph-rsid="001458e4"/>
    </style:style>
    <style:style style:name="P7" style:family="paragraph" style:parent-style-name="Standard">
      <style:paragraph-properties fo:text-align="start" style:justify-single-word="false"/>
      <style:text-properties officeooo:paragraph-rsid="0016873b"/>
    </style:style>
    <style:style style:name="P8" style:family="paragraph" style:parent-style-name="Standard">
      <style:paragraph-properties fo:text-align="start" style:justify-single-word="false"/>
      <style:text-properties officeooo:paragraph-rsid="0017f08c"/>
    </style:style>
    <style:style style:name="P9" style:family="paragraph" style:parent-style-name="Standard">
      <style:paragraph-properties fo:text-align="start" style:justify-single-word="false"/>
      <style:text-properties officeooo:paragraph-rsid="001829fe"/>
    </style:style>
    <style:style style:name="P10" style:family="paragraph" style:parent-style-name="Standard">
      <style:paragraph-properties fo:text-align="start" style:justify-single-word="false"/>
      <style:text-properties officeooo:paragraph-rsid="00187102"/>
    </style:style>
    <style:style style:name="P11" style:family="paragraph" style:parent-style-name="Standard">
      <style:paragraph-properties fo:text-align="start" style:justify-single-word="false"/>
      <style:text-properties officeooo:paragraph-rsid="001a958a"/>
    </style:style>
    <style:style style:name="P12" style:family="paragraph" style:parent-style-name="Standard">
      <style:paragraph-properties fo:text-align="start" style:justify-single-word="false"/>
      <style:text-properties officeooo:paragraph-rsid="001c8a3e"/>
    </style:style>
    <style:style style:name="P13" style:family="paragraph" style:parent-style-name="Standard">
      <style:paragraph-properties fo:text-align="start" style:justify-single-word="false"/>
      <style:text-properties officeooo:paragraph-rsid="00230173"/>
    </style:style>
    <style:style style:name="P14" style:family="paragraph" style:parent-style-name="Standard">
      <style:paragraph-properties fo:text-align="start" style:justify-single-word="false"/>
      <style:text-properties officeooo:paragraph-rsid="0024fb21"/>
    </style:style>
    <style:style style:name="P15" style:family="paragraph" style:parent-style-name="Standard">
      <style:paragraph-properties fo:text-align="start" style:justify-single-word="false"/>
      <style:text-properties officeooo:paragraph-rsid="00266121"/>
    </style:style>
    <style:style style:name="P16" style:family="paragraph" style:parent-style-name="Standard">
      <style:paragraph-properties fo:text-align="start" style:justify-single-word="false"/>
      <style:text-properties officeooo:paragraph-rsid="00284d7e"/>
    </style:style>
    <style:style style:name="P17" style:family="paragraph" style:parent-style-name="Standard">
      <style:paragraph-properties fo:text-align="start" style:justify-single-word="false"/>
      <style:text-properties fo:color="#000000" officeooo:paragraph-rsid="0012762f"/>
    </style:style>
    <style:style style:name="P18" style:family="paragraph" style:parent-style-name="Standard">
      <style:paragraph-properties fo:text-align="start" style:justify-single-word="false"/>
      <style:text-properties fo:color="#000000" fo:font-size="12pt" officeooo:paragraph-rsid="0012762f" style:font-size-asian="12pt" style:font-size-complex="12pt"/>
    </style:style>
    <style:style style:name="T1" style:family="text">
      <style:text-properties fo:font-variant="normal" fo:text-transform="none" fo:color="#770088" style:font-name="monospace" fo:font-size="6pt" fo:letter-spacing="normal" fo:font-style="normal" fo:font-weight="normal"/>
    </style:style>
    <style:style style:name="T2" style:family="text">
      <style:text-properties fo:font-variant="normal" fo:text-transform="none" fo:color="#770088" style:font-name="monospace" fo:font-size="6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770088" style:font-name="monospace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770088" style:font-name="monospace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770088" style:font-name="monospace" fo:letter-spacing="normal" fo:font-style="normal" fo:font-weight="normal"/>
    </style:style>
    <style:style style:name="T6" style:family="text">
      <style:text-properties fo:font-variant="normal" fo:text-transform="none" fo:color="#235a81" style:text-line-through-style="none" style:text-line-through-type="none" style:font-name="monospace" fo:font-size="6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7" style:family="text">
      <style:text-properties fo:font-variant="normal" fo:text-transform="none" fo:color="#235a81" style:text-line-through-style="none" style:text-line-through-type="none" style:font-name="monospace" fo:font-size="6pt" fo:letter-spacing="normal" fo:font-style="normal" style:text-underline-style="none" fo:font-weight="normal" style:text-blinking="false" fo:background-color="transparent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8" style:family="text">
      <style:text-properties fo:font-variant="normal" fo:text-transform="none" fo:color="#235a81" style:text-line-through-style="none" style:text-line-through-type="none" style:font-name="monospac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9" style:family="text">
      <style:text-properties fo:font-variant="normal" fo:text-transform="none" fo:color="#235a81" style:text-line-through-style="none" style:text-line-through-type="none" style:font-name="monospace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0" style:family="text">
      <style:text-properties fo:font-variant="normal" fo:text-transform="none" fo:color="#235a81" style:text-line-through-style="none" style:text-line-through-type="none" style:font-name="monospace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11" style:family="text">
      <style:text-properties fo:font-variant="normal" fo:text-transform="none" fo:color="#235a81" style:font-name="monospace" fo:font-size="12pt" fo:letter-spacing="normal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2" style:family="text">
      <style:text-properties fo:font-variant="normal" fo:text-transform="none" fo:color="#444444" fo:letter-spacing="normal"/>
    </style:style>
    <style:style style:name="T13" style:family="text">
      <style:text-properties fo:font-variant="normal" fo:text-transform="none" fo:color="#444444" fo:font-size="12pt" fo:letter-spacing="normal" style:font-size-asian="12pt" style:font-size-complex="12pt"/>
    </style:style>
    <style:style style:name="T14" style:family="text">
      <style:text-properties fo:font-variant="normal" fo:text-transform="none" fo:color="#444444" fo:font-size="11pt" fo:letter-spacing="normal" style:font-size-asian="11pt" style:font-size-complex="11pt"/>
    </style:style>
    <style:style style:name="T15" style:family="text">
      <style:text-properties fo:font-variant="normal" fo:text-transform="none" fo:color="#444444" style:font-name="Liberation Serif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444444" style:font-name="Liberation Serif" fo:letter-spacing="normal" fo:font-style="normal" fo:font-weight="normal"/>
    </style:style>
    <style:style style:name="T17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9" style:family="text">
      <style:text-properties fo:font-variant="normal" fo:text-transform="none" fo:color="#444444" style:text-line-through-style="none" style:text-line-through-type="none" style:font-name="monospac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0" style:family="text">
      <style:text-properties fo:font-variant="normal" fo:text-transform="none" fo:color="#444444" style:font-name="monospace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444444" style:font-name="monospace" fo:font-size="6pt" fo:letter-spacing="normal" fo:font-style="normal" fo:font-weight="normal"/>
    </style:style>
    <style:style style:name="T22" style:family="text">
      <style:text-properties fo:font-variant="normal" fo:text-transform="none" fo:color="#444444" style:font-name="monospace" fo:font-size="6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444444" style:font-name="monospace" fo:letter-spacing="normal" fo:font-style="normal" fo:font-weight="normal"/>
    </style:style>
    <style:style style:name="T24" style:family="text">
      <style:text-properties fo:font-variant="normal" fo:text-transform="none" fo:color="#ff00ff" style:font-name="monospace" fo:font-size="6pt" fo:letter-spacing="normal" fo:font-style="normal" fo:font-weight="normal"/>
    </style:style>
    <style:style style:name="T25" style:family="text">
      <style:text-properties fo:font-variant="normal" fo:text-transform="none" fo:color="#ff00ff" style:font-name="monospace" fo:font-size="6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ff00ff" style:font-name="monospace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ff00ff" style:font-name="monospace" fo:font-size="11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fo:color="#ff00ff" style:font-name="monospace" fo:letter-spacing="normal" fo:font-style="normal" fo:font-weight="normal"/>
    </style:style>
    <style:style style:name="T29" style:family="text">
      <style:text-properties fo:font-variant="normal" fo:text-transform="none" fo:color="#0055aa" style:font-name="monospace" fo:font-size="6pt" fo:letter-spacing="normal" fo:font-style="normal" fo:font-weight="normal"/>
    </style:style>
    <style:style style:name="T30" style:family="text">
      <style:text-properties fo:font-variant="normal" fo:text-transform="none" fo:color="#0055aa" style:font-name="monospace" fo:font-size="6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0055aa" style:font-name="monospace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55aa" style:font-name="monospace" fo:font-size="11pt" fo:letter-spacing="normal" fo:font-style="normal" fo:font-weight="normal" style:font-size-asian="11pt" style:font-size-complex="11pt"/>
    </style:style>
    <style:style style:name="T33" style:family="text">
      <style:text-properties fo:font-variant="normal" fo:text-transform="none" fo:color="#0055aa" style:font-name="monospace" fo:letter-spacing="normal" fo:font-style="normal" fo:font-weight="normal"/>
    </style:style>
    <style:style style:name="T3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style:font-name="Liberation Serif" fo:font-size="11pt" fo:letter-spacing="normal" fo:font-style="normal" fo:font-weight="normal" style:font-size-asian="11pt" style:font-size-complex="11pt"/>
    </style:style>
    <style:style style:name="T36" style:family="text">
      <style:text-properties fo:font-variant="normal" fo:text-transform="none" style:font-name="Liberation Serif" fo:letter-spacing="normal" fo:font-style="normal" fo:font-weight="normal"/>
    </style:style>
    <style:style style:name="T37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38" style:family="text">
      <style:text-properties fo:font-variant="normal" fo:text-transform="none" fo:color="#116644" style:font-name="monospace" fo:letter-spacing="normal" fo:font-style="normal" fo:font-weight="normal"/>
    </style:style>
    <style:style style:name="T39" style:family="text">
      <style:text-properties fo:font-variant="normal" fo:text-transform="none" fo:color="#116644" style:font-name="monospace" fo:font-size="6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116644" style:font-name="monospace" fo:font-size="11pt" fo:letter-spacing="normal" fo:font-style="normal" fo:font-weight="normal" style:font-size-asian="11pt" style:font-size-complex="11pt"/>
    </style:style>
    <style:style style:name="T41" style:family="text">
      <style:text-properties fo:font-variant="normal" fo:text-transform="none" fo:color="#116644" style:font-name="monospace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aa1111" style:font-name="monospace" fo:letter-spacing="normal" fo:font-style="normal" fo:font-weight="normal"/>
    </style:style>
    <style:style style:name="T43" style:family="text">
      <style:text-properties fo:font-variant="normal" fo:text-transform="none" fo:color="#aa1111" style:font-name="monospace" fo:font-size="6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aa1111" style:font-name="monospace" fo:font-size="11pt" fo:letter-spacing="normal" fo:font-style="normal" fo:font-weight="normal" style:font-size-asian="11pt" style:font-size-complex="11pt"/>
    </style:style>
    <style:style style:name="T45" style:family="text">
      <style:text-properties fo:font-variant="normal" fo:text-transform="none" fo:color="#aa1111" style:font-name="monospace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aa1111" style:font-name="monospace" fo:font-size="12pt" fo:letter-spacing="normal" fo:font-style="normal" fo:font-weight="normal" officeooo:rsid="0016873b" style:font-size-asian="12pt" style:font-size-complex="12pt"/>
    </style:style>
    <style:style style:name="T47" style:family="text">
      <style:text-properties fo:font-variant="normal" fo:text-transform="none" fo:color="#999977" style:font-name="monospace" fo:font-size="12pt" fo:letter-spacing="normal" fo:font-style="normal" fo:font-weight="normal" style:font-size-asian="12pt" style:font-size-complex="12pt"/>
    </style:style>
    <style:style style:name="T48" style:family="text">
      <style:text-properties fo:font-variant="normal" fo:text-transform="none" fo:color="#999977" style:font-name="monospace" fo:font-size="6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color="#999977" style:font-name="monospace" fo:letter-spacing="normal" fo:font-style="normal" fo:font-weight="normal"/>
    </style:style>
    <style:style style:name="T50" style:family="text">
      <style:text-properties fo:font-size="12pt" officeooo:rsid="0012762f" style:font-size-asian="10.5pt" style:font-size-complex="12pt"/>
    </style:style>
    <style:style style:name="T51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SQL – 05</text:p>
      <text:p text:style-name="P1"/>
      <text:p text:style-name="P1"/>
      <text:p text:style-name="P2">a. Listez les articles dans l’ordre alphabétique des désignations :</text:p>
      <text:p text:style-name="P5"><text:span text:style-name="T50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9">SELECT</text:span></text:a><text:span text:style-name="T14"> </text:span><text:span text:style-name="T27">*</text:span><text:span text:style-name="T14"> </text:span><text:span text:style-name="T4">FROM</text:span><text:span text:style-name="T14"> </text:span><text:span text:style-name="T32">`articles`</text:span><text:span text:style-name="T14"> </text:span><text:span text:style-name="T4">ORDER</text:span><text:span text:style-name="T14"> </text:span><text:span text:style-name="T4">BY</text:span><text:span text:style-name="T14"> </text:span><text:span text:style-name="T32">`designation` ;</text:span></text:p>
      <text:p text:style-name="P5"><text:span text:style-name="T32"/></text:p>
      <text:p text:style-name="P17"><text:span text:style-name="T34">b. Listez les articles dans l’ordre des prix du plus élevé au moins élevé </text:span><text:span text:style-name="T35">:</text:span></text:p>
      <text:p text:style-name="P5"><text:span text:style-name="T37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9">SELECT</text:span></text:a><text:span text:style-name="T15"> </text:span><text:span text:style-name="T27">*</text:span><text:span text:style-name="T15"> </text:span><text:span text:style-name="T4">FROM</text:span><text:span text:style-name="T15"> </text:span><text:span text:style-name="T32">`articles`</text:span><text:span text:style-name="T15"> </text:span><text:span text:style-name="T4">ORDER</text:span><text:span text:style-name="T15"> </text:span><text:span text:style-name="T4">by</text:span><text:span text:style-name="T15"> </text:span><text:span text:style-name="T32">`prix`</text:span><text:span text:style-name="T15"> </text:span><text:span text:style-name="T4">DESC</text:span><text:span text:style-name="T35"> </text:span></text:p>
      <text:p text:style-name="P5"><text:span text:style-name="T37"/></text:p>
      <text:p text:style-name="P18"><text:span text:style-name="T36">c. Listez les articles dont le prix est supérieur à 25€ :</text:span></text:p>
      <text:p text:style-name="P5"><text:span text:style-name="T37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9">SELECT</text:span></text:a><text:span text:style-name="T15"> </text:span><text:span text:style-name="T27">*</text:span><text:span text:style-name="T15"> </text:span><text:span text:style-name="T4">FROM</text:span><text:span text:style-name="T15"> </text:span><text:span text:style-name="T32">`articles`</text:span><text:span text:style-name="T15"> </text:span><text:span text:style-name="T4">WHERE</text:span><text:span text:style-name="T15"> </text:span><text:span text:style-name="T32">`prix`</text:span><text:span text:style-name="T27">&gt;</text:span><text:span text:style-name="T15"> </text:span><text:span text:style-name="T40">25</text:span><text:span text:style-name="T35"> </text:span></text:p>
      <text:p text:style-name="P3"><text:span text:style-name="T36"/></text:p>
      <text:p text:style-name="P3"><text:span text:style-name="T36">d. Listez tous les articles qui sont des « boulons » et triez les résultats par ordre de prix</text:span></text:p>
      <text:p text:style-name="P3"><text:span text:style-name="T36">ascendant :</text:span></text:p>
      <text:p text:style-name="P6"><text:span text:style-name="T35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9">SELECT</text:span></text:a><text:span text:style-name="T15"> </text:span><text:span text:style-name="T27">*</text:span><text:span text:style-name="T15"> </text:span><text:span text:style-name="T4">FROM</text:span><text:span text:style-name="T15"> </text:span><text:span text:style-name="T32">`articles`</text:span><text:span text:style-name="T15"> </text:span><text:span text:style-name="T4">WHERE</text:span><text:span text:style-name="T15"> </text:span><text:span text:style-name="T32">`designation`</text:span><text:span text:style-name="T15"> 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T9">LIKE</text:span></text:a><text:span text:style-name="T15"> </text:span><text:span text:style-name="T44">'%boulon%'</text:span><text:span text:style-name="T15"> </text:span></text:p>
      <text:p text:style-name="P6"><text:span text:style-name="T15"><text:tab/></text:span><text:span text:style-name="T4">ORDER</text:span><text:span text:style-name="T15"> </text:span><text:span text:style-name="T4">by</text:span><text:span text:style-name="T15"> </text:span><text:span text:style-name="T32">`prix`</text:span><text:span text:style-name="T15"> </text:span><text:span text:style-name="T4">ASC</text:span><text:span text:style-name="T35"> </text:span></text:p>
      <text:p text:style-name="P6"><text:span text:style-name="T34"/></text:p>
      <text:p text:style-name="P6"><text:span text:style-name="T34">e. Listez tous les articles dont la désignation contient le mot « sachet ».</text:span></text:p>
      <text:p text:style-name="P6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6">*</text:span><text:span text:style-name="T17"> </text:span><text:span text:style-name="T3">FROM</text:span><text:span text:style-name="T17"> </text:span><text:span text:style-name="T31">`articles`</text:span><text:span text:style-name="T17"> </text:span><text:span text:style-name="T3">WHERE</text:span><text:span text:style-name="T17"> </text:span><text:span text:style-name="T31">`designation`</text:span><text:span text:style-name="T17"> 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T8">LIKE</text:span></text:a><text:span text:style-name="T17"> </text:span><text:span text:style-name="T45">'%sachet%'</text:span><text:span text:style-name="T34"> </text:span></text:p>
      <text:p text:style-name="P6"><text:span text:style-name="T34"/></text:p>
      <text:p text:style-name="P6"><text:span text:style-name="T34">f. Listez tous les articles dont la désignation contient le mot « sachet »</text:span></text:p>
      <text:p text:style-name="P6"><text:span text:style-name="T34">indépendamment de la casse !</text:span></text:p>
      <text:p text:style-name="P7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6">*</text:span><text:span text:style-name="T17"> </text:span><text:span text:style-name="T3">FROM</text:span><text:span text:style-name="T17"> </text:span><text:span text:style-name="T31">`articles`</text:span><text:span text:style-name="T17"> </text:span><text:span text:style-name="T3">WHERE</text:span><text:span text:style-name="T17"> </text:span><text:span text:style-name="T31">`designation`</text:span></text:p>
      <text:p text:style-name="P7"><text:span text:style-name="T18"><text:tab/>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T8">LIKE</text:span></text:a><text:span text:style-name="T17"> </text:span><text:a xlink:type="simple" xlink:href="http://localhost/phpmyadmin/url.php?url=https://dev.mysql.com/doc/refman/5.5/en/cast-functions.html#operator_binary" office:target-frame-name="mysql_doc" xlink:show="replace" text:style-name="Internet_20_link" text:visited-style-name="Visited_20_Internet_20_Link"><text:span text:style-name="T11">BINARY</text:span></text:a><text:span text:style-name="T17"> </text:span><text:span text:style-name="T45">'%sach</text:span><text:span text:style-name="T46">e</text:span><text:span text:style-name="T45">t%'</text:span><text:span text:style-name="T34"> </text:span></text:p>
      <text:p text:style-name="P6"><text:span text:style-name="T34"/></text:p>
      <text:p text:style-name="P6"><text:span text:style-name="T34">g. Listez les articles avec les informations fournisseur correspondantes. Les résultats</text:span></text:p>
      <text:p text:style-name="P6"><text:span text:style-name="T34">doivent être triées dans l’ordre alphabétique des fournisseurs et par article du prix le</text:span></text:p>
      <text:p text:style-name="P6"><text:span text:style-name="T34">plus élevé au moins élevé.</text:span></text:p>
      <text:p text:style-name="P8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6">*</text:span><text:span text:style-name="T17"> </text:span><text:span text:style-name="T3">FROM</text:span><text:span text:style-name="T17"> </text:span><text:span text:style-name="T31">`articles`</text:span><text:span text:style-name="T17"> </text:span></text:p>
      <text:p text:style-name="P8"><text:span text:style-name="T17"><text:tab/></text:span><text:span text:style-name="T3">JOIN</text:span><text:span text:style-name="T17"> </text:span><text:span text:style-name="T20">fournisseur</text:span><text:span text:style-name="T17"> </text:span><text:span text:style-name="T3">ON</text:span><text:span text:style-name="T17"> </text:span><text:span text:style-name="T20">articles</text:span><text:span text:style-name="T31">.id_fou</text:span><text:span text:style-name="T17"> </text:span><text:span text:style-name="T26">=</text:span><text:span text:style-name="T17"> </text:span><text:span text:style-name="T20">fournisseur</text:span><text:span text:style-name="T31">.id</text:span><text:span text:style-name="T17"> </text:span></text:p>
      <text:p text:style-name="P8"><text:span text:style-name="T17"><text:tab/></text:span><text:span text:style-name="T3">ORDER</text:span><text:span text:style-name="T17"> </text:span><text:span text:style-name="T3">BY</text:span><text:span text:style-name="T17"> </text:span><text:span text:style-name="T20">fournisseur</text:span><text:span text:style-name="T31">.nom</text:span><text:span text:style-name="T20">,</text:span><text:span text:style-name="T17"> </text:span><text:span text:style-name="T20">articles</text:span><text:span text:style-name="T31">.prix</text:span><text:span text:style-name="T17"> </text:span><text:span text:style-name="T3">DESC</text:span><text:span text:style-name="T34"> </text:span></text:p>
      <text:p text:style-name="P6"><text:span text:style-name="T34"/></text:p>
      <text:p text:style-name="P6"><text:span text:style-name="T34">h. Listez les articles de la société « Dubois &amp; Fils »</text:span></text:p>
      <text:p text:style-name="P6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6">*</text:span><text:span text:style-name="T17"> </text:span><text:span text:style-name="T3">FROM</text:span><text:span text:style-name="T17"> </text:span><text:span text:style-name="T31">`articles`</text:span><text:span text:style-name="T17"> </text:span><text:span text:style-name="T3">WHERE</text:span><text:span text:style-name="T17"> </text:span><text:span text:style-name="T31">`id_fou`</text:span><text:span text:style-name="T17"> </text:span><text:span text:style-name="T26">=</text:span><text:span text:style-name="T17"> </text:span><text:span text:style-name="T41">3</text:span><text:span text:style-name="T34"> </text:span></text:p>
      <text:p text:style-name="P6"><text:span text:style-name="T34"/></text:p>
      <text:p text:style-name="P6"><text:span text:style-name="T34">i. Calculez la moyenne des prix des articles de la société « Dubois &amp; Fils »</text:span></text:p>
      <text:p text:style-name="P6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a xlink:type="simple" xlink:href="http://localhost/phpmyadmin/url.php?url=https://dev.mysql.com/doc/refman/5.5/en/group-by-functions.html#function_avg" office:target-frame-name="mysql_doc" xlink:show="replace" text:style-name="Internet_20_link" text:visited-style-name="Visited_20_Internet_20_Link"><text:span text:style-name="T8">AVG</text:span></text:a><text:span text:style-name="T47">(</text:span><text:span text:style-name="T31">`prix`</text:span><text:span text:style-name="T47">)</text:span><text:span text:style-name="T17"> </text:span><text:span text:style-name="T3">FROM</text:span><text:span text:style-name="T17"> </text:span><text:span text:style-name="T31">`articles`</text:span><text:span text:style-name="T17"> </text:span><text:span text:style-name="T3">WHERE</text:span><text:span text:style-name="T17"> </text:span><text:span text:style-name="T31">`id_fou`</text:span><text:span text:style-name="T17"> </text:span><text:span text:style-name="T26">=</text:span><text:span text:style-name="T17"> </text:span><text:span text:style-name="T41">3</text:span><text:span text:style-name="T34"> </text:span></text:p>
      <text:p text:style-name="P6"><text:span text:style-name="T34"/></text:p>
      <text:p text:style-name="P6"><text:span text:style-name="T34">j. Calculez la moyenne des prix des articles de chaque fournisseur</text:span></text:p>
      <text:p text:style-name="P6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a xlink:type="simple" xlink:href="http://localhost/phpmyadmin/url.php?url=https://dev.mysql.com/doc/refman/5.5/en/group-by-functions.html#function_avg" office:target-frame-name="mysql_doc" xlink:show="replace" text:style-name="Internet_20_link" text:visited-style-name="Visited_20_Internet_20_Link"><text:span text:style-name="T8">AVG</text:span></text:a><text:span text:style-name="T47">(</text:span><text:span text:style-name="T31">`prix`</text:span><text:span text:style-name="T47">)</text:span><text:span text:style-name="T17"> </text:span><text:span text:style-name="T3">FROM</text:span><text:span text:style-name="T17"> </text:span><text:span text:style-name="T31">`articles`</text:span><text:span text:style-name="T17"> </text:span><text:span text:style-name="T3">GROUP</text:span><text:span text:style-name="T17"> </text:span><text:span text:style-name="T3">BY</text:span><text:span text:style-name="T17"> </text:span><text:span text:style-name="T31">`id_fou`</text:span><text:span text:style-name="T34"> </text:span></text:p>
      <text:p text:style-name="P6"><text:span text:style-name="T34"/></text:p>
      <text:p text:style-name="P6"><text:span text:style-name="T34">k. Sélectionnez tous les bons de commandes émis entre le 01/03/2019 et le</text:span></text:p>
      <text:p text:style-name="P6"><text:span text:style-name="T34">05/04/2019 à 12h00.</text:span></text:p>
      <text:p text:style-name="P9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6">*</text:span><text:span text:style-name="T17"> </text:span><text:span text:style-name="T3">FROM</text:span><text:span text:style-name="T17"> </text:span><text:span text:style-name="T31">`bon`</text:span><text:span text:style-name="T17"> </text:span><text:span text:style-name="T3">WHERE</text:span><text:span text:style-name="T17"> </text:span><text:span text:style-name="T31">`DATE_CMDE`</text:span><text:span text:style-name="T17"> </text:span></text:p>
      <text:p text:style-name="P9"><text:span text:style-name="T17"><text:tab/></text:span><text:span text:style-name="T3">BETWEEN</text:span><text:span text:style-name="T17"> </text:span><text:span text:style-name="T45">'2019/03/01'</text:span><text:span text:style-name="T17"> 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T8">AND</text:span></text:a><text:span text:style-name="T17"> </text:span><text:span text:style-name="T45">'2019/04/05 12:00:00'</text:span><text:span text:style-name="T34"> </text:span></text:p>
      <text:p text:style-name="P6"><text:span text:style-name="T34"/></text:p>
      <text:p text:style-name="P6"><text:span text:style-name="T34"/></text:p>
      <text:p text:style-name="P6"><text:span text:style-name="T34"/></text:p>
      <text:p text:style-name="P6"><text:span text:style-name="T34"/></text:p>
      <text:p text:style-name="P6"><text:span text:style-name="T34"/></text:p>
      <text:p text:style-name="P6"><text:soft-page-break/><text:span text:style-name="T34">l. Sélectionnez les divers bons de commande qui contiennent des boulons</text:span></text:p>
      <text:p text:style-name="P10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6">*</text:span><text:span text:style-name="T17"> </text:span><text:span text:style-name="T3">FROM</text:span><text:span text:style-name="T17"> </text:span><text:span text:style-name="T31">`bon`</text:span><text:span text:style-name="T17"> </text:span></text:p>
      <text:p text:style-name="P10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compo</text:span><text:span text:style-name="T17"> </text:span><text:span text:style-name="T3">ON</text:span><text:span text:style-name="T17"> </text:span><text:span text:style-name="T20">compo</text:span><text:span text:style-name="T31">.id_bon</text:span><text:span text:style-name="T17"> </text:span><text:span text:style-name="T26">=</text:span><text:span text:style-name="T17"> </text:span><text:span text:style-name="T20">bon</text:span><text:span text:style-name="T31">.id</text:span><text:span text:style-name="T17"> </text:span></text:p>
      <text:p text:style-name="P10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articles</text:span><text:span text:style-name="T17"> </text:span><text:span text:style-name="T3">ON</text:span><text:span text:style-name="T17"> </text:span><text:span text:style-name="T20">articles</text:span><text:span text:style-name="T31">.id</text:span><text:span text:style-name="T17"> </text:span><text:span text:style-name="T26">=</text:span><text:span text:style-name="T17"> </text:span><text:span text:style-name="T20">compo</text:span><text:span text:style-name="T31">.id_art</text:span><text:span text:style-name="T17"> </text:span></text:p>
      <text:p text:style-name="P10"><text:span text:style-name="T17"><text:tab/></text:span><text:span text:style-name="T3">WHERE</text:span><text:span text:style-name="T17"> </text:span><text:span text:style-name="T20">articles</text:span><text:span text:style-name="T31">.designation</text:span><text:span text:style-name="T17"> 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T8">LIKE</text:span></text:a><text:span text:style-name="T17"> </text:span><text:span text:style-name="T45">'%boulon%'</text:span><text:span text:style-name="T34"> </text:span></text:p>
      <text:p text:style-name="P4"><text:span text:style-name="T36"/></text:p>
      <text:p text:style-name="P6"><text:span text:style-name="T34">m. Sélectionnez les divers bons de commande qui contiennent des boulons avec le nom</text:span></text:p>
      <text:p text:style-name="P6"><text:span text:style-name="T34">du fournisseur associé.</text:span></text:p>
      <text:p text:style-name="P11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6">*</text:span><text:span text:style-name="T17"> </text:span><text:span text:style-name="T3">FROM</text:span><text:span text:style-name="T17"> </text:span><text:span text:style-name="T31">`bon`</text:span><text:span text:style-name="T17"> </text:span></text:p>
      <text:p text:style-name="P11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compo</text:span><text:span text:style-name="T17"> </text:span><text:span text:style-name="T3">ON</text:span><text:span text:style-name="T17"> </text:span><text:span text:style-name="T20">compo</text:span><text:span text:style-name="T31">.id_bon</text:span><text:span text:style-name="T17"> </text:span><text:span text:style-name="T26">=</text:span><text:span text:style-name="T17"> </text:span><text:span text:style-name="T20">bon</text:span><text:span text:style-name="T31">.id</text:span><text:span text:style-name="T17"> </text:span></text:p>
      <text:p text:style-name="P11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articles</text:span><text:span text:style-name="T17"> </text:span><text:span text:style-name="T3">ON</text:span><text:span text:style-name="T17"> </text:span><text:span text:style-name="T20">articles</text:span><text:span text:style-name="T31">.id</text:span><text:span text:style-name="T17"> </text:span><text:span text:style-name="T26">=</text:span><text:span text:style-name="T17"> </text:span><text:span text:style-name="T20">compo</text:span><text:span text:style-name="T31">.id_art</text:span><text:span text:style-name="T17"> </text:span></text:p>
      <text:p text:style-name="P11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fournisseur</text:span><text:span text:style-name="T17"> </text:span><text:span text:style-name="T3">on</text:span><text:span text:style-name="T17"> </text:span><text:span text:style-name="T20">fournisseur</text:span><text:span text:style-name="T31">.id</text:span><text:span text:style-name="T17"> </text:span><text:span text:style-name="T26">=</text:span><text:span text:style-name="T17"> </text:span><text:span text:style-name="T20">articles</text:span><text:span text:style-name="T31">.id_fou</text:span><text:span text:style-name="T17"> </text:span></text:p>
      <text:p text:style-name="P11"><text:span text:style-name="T17"><text:tab/></text:span><text:span text:style-name="T3">WHERE</text:span><text:span text:style-name="T17"> </text:span><text:span text:style-name="T20">articles</text:span><text:span text:style-name="T31">.designation</text:span><text:span text:style-name="T17"> 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T8">LIKE</text:span></text:a><text:span text:style-name="T17"> </text:span><text:span text:style-name="T45">'%boulon%'</text:span><text:span text:style-name="T34"> </text:span></text:p>
      <text:p text:style-name="P11"><text:span text:style-name="T34"/></text:p>
      <text:p text:style-name="P6"><text:span text:style-name="T34">n. Calculez le prix total de chaque bon de commande</text:span></text:p>
      <text:p text:style-name="P12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0">bon</text:span><text:span text:style-name="T31">.id</text:span><text:span text:style-name="T20">,</text:span><text:span text:style-name="T17"> 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T8">SUM</text:span></text:a><text:span text:style-name="T47">(</text:span><text:span text:style-name="T20">articles</text:span><text:span text:style-name="T31">.prix</text:span><text:span text:style-name="T17"> </text:span><text:span text:style-name="T26">*</text:span><text:span text:style-name="T17"> </text:span><text:span text:style-name="T20">compo</text:span><text:span text:style-name="T31">.QTE</text:span><text:span text:style-name="T47">)</text:span><text:span text:style-name="T17"> </text:span><text:span text:style-name="T3">FROM</text:span><text:span text:style-name="T17"> </text:span><text:span text:style-name="T31">`bon`</text:span><text:span text:style-name="T17"> </text:span></text:p>
      <text:p text:style-name="P12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compo</text:span><text:span text:style-name="T17"> </text:span><text:span text:style-name="T3">ON</text:span><text:span text:style-name="T17"> </text:span><text:span text:style-name="T20">compo</text:span><text:span text:style-name="T31">.id_bon</text:span><text:span text:style-name="T17"> </text:span><text:span text:style-name="T26">=</text:span><text:span text:style-name="T17"> </text:span><text:span text:style-name="T20">bon</text:span><text:span text:style-name="T31">.id</text:span><text:span text:style-name="T17"> </text:span></text:p>
      <text:p text:style-name="P12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articles</text:span><text:span text:style-name="T17"> </text:span><text:span text:style-name="T3">ON</text:span><text:span text:style-name="T17"> </text:span><text:span text:style-name="T20">articles</text:span><text:span text:style-name="T31">.id</text:span><text:span text:style-name="T17"> </text:span><text:span text:style-name="T26">=</text:span><text:span text:style-name="T17"> </text:span><text:span text:style-name="T20">compo</text:span><text:span text:style-name="T31">.id_art</text:span><text:span text:style-name="T17"> </text:span></text:p>
      <text:p text:style-name="P12"><text:span text:style-name="T17"><text:tab/></text:span><text:span text:style-name="T3">GROUP</text:span><text:span text:style-name="T17"> </text:span><text:span text:style-name="T3">BY</text:span><text:span text:style-name="T17"> </text:span><text:span text:style-name="T20">bon</text:span><text:span text:style-name="T31">.id</text:span><text:span text:style-name="T34"> </text:span></text:p>
      <text:p text:style-name="P12"><text:span text:style-name="T34"/></text:p>
      <text:p text:style-name="P12"><text:span text:style-name="T34">o. Comptez le nombre d’articles de chaque bon de commande</text:span></text:p>
      <text:p text:style-name="P13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0">bon</text:span><text:span text:style-name="T31">.id</text:span><text:span text:style-name="T20">,</text:span><text:span text:style-name="T17"> 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T8">SUM</text:span></text:a><text:span text:style-name="T47">(</text:span><text:span text:style-name="T20">compo</text:span><text:span text:style-name="T31">.QTE</text:span><text:span text:style-name="T47">)</text:span><text:span text:style-name="T17"> </text:span><text:span text:style-name="T3">FROM</text:span><text:span text:style-name="T17"> </text:span><text:span text:style-name="T31">`bon`</text:span><text:span text:style-name="T17"> </text:span></text:p>
      <text:p text:style-name="P13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compo</text:span><text:span text:style-name="T17"> </text:span><text:span text:style-name="T3">ON</text:span><text:span text:style-name="T17"> </text:span><text:span text:style-name="T20">compo</text:span><text:span text:style-name="T31">.id_bon</text:span><text:span text:style-name="T17"> </text:span><text:span text:style-name="T26">=</text:span><text:span text:style-name="T17"> </text:span><text:span text:style-name="T20">bon</text:span><text:span text:style-name="T31">.id</text:span><text:span text:style-name="T17"> </text:span></text:p>
      <text:p text:style-name="P13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articles</text:span><text:span text:style-name="T17"> </text:span><text:span text:style-name="T3">ON</text:span><text:span text:style-name="T17"> </text:span><text:span text:style-name="T20">articles</text:span><text:span text:style-name="T31">.id</text:span><text:span text:style-name="T17"> </text:span><text:span text:style-name="T26">=</text:span><text:span text:style-name="T17"> </text:span><text:span text:style-name="T20">compo</text:span><text:span text:style-name="T31">.id_art</text:span><text:span text:style-name="T17"> </text:span></text:p>
      <text:p text:style-name="P13"><text:span text:style-name="T17"><text:tab/></text:span><text:span text:style-name="T3">GROUP</text:span><text:span text:style-name="T17"> </text:span><text:span text:style-name="T3">BY</text:span><text:span text:style-name="T17"> </text:span><text:span text:style-name="T20">bon</text:span><text:span text:style-name="T31">.id</text:span><text:span text:style-name="T34"> </text:span></text:p>
      <text:p text:style-name="P12"><text:span text:style-name="T34"/></text:p>
      <text:p text:style-name="P6"><text:span text:style-name="T34">p. Affichez les numéros de bons de commande qui contiennent plus de 25 articles et</text:span></text:p>
      <text:p text:style-name="P6"><text:span text:style-name="T34">affichez le nombre d’articles de chacun de ces bons de commande</text:span></text:p>
      <text:p text:style-name="P14"><text:span text:style-name="T34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8">SELECT</text:span></text:a><text:span text:style-name="T17"> </text:span><text:span text:style-name="T20">bon</text:span><text:span text:style-name="T31">.numero</text:span><text:span text:style-name="T17"> </text:span><text:span text:style-name="T3">FROM</text:span><text:span text:style-name="T17"> </text:span><text:span text:style-name="T20">bon</text:span><text:span text:style-name="T17"> </text:span></text:p>
      <text:p text:style-name="P14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compo</text:span><text:span text:style-name="T17"> </text:span><text:span text:style-name="T3">ON</text:span><text:span text:style-name="T17"> </text:span><text:span text:style-name="T20">compo</text:span><text:span text:style-name="T31">.id_bon</text:span><text:span text:style-name="T17"> </text:span><text:span text:style-name="T26">=</text:span><text:span text:style-name="T17"> </text:span><text:span text:style-name="T20">bon</text:span><text:span text:style-name="T31">.id</text:span><text:span text:style-name="T17"> </text:span></text:p>
      <text:p text:style-name="P14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articles</text:span><text:span text:style-name="T17"> </text:span><text:span text:style-name="T3">ON</text:span><text:span text:style-name="T17"> </text:span><text:span text:style-name="T20">articles</text:span><text:span text:style-name="T31">.id</text:span><text:span text:style-name="T17"> </text:span><text:span text:style-name="T26">=</text:span><text:span text:style-name="T17"> </text:span><text:span text:style-name="T20">compo</text:span><text:span text:style-name="T31">.id_art</text:span><text:span text:style-name="T17"> </text:span></text:p>
      <text:p text:style-name="P14"><text:span text:style-name="T17"><text:tab/></text:span><text:span text:style-name="T3">GROUP</text:span><text:span text:style-name="T17"> </text:span><text:span text:style-name="T3">BY</text:span><text:span text:style-name="T17"> </text:span><text:span text:style-name="T20">bon</text:span><text:span text:style-name="T31">.id</text:span><text:span text:style-name="T17"> </text:span></text:p>
      <text:p text:style-name="P14"><text:span text:style-name="T17"><text:tab/></text:span><text:span text:style-name="T3">HAVING</text:span><text:span text:style-name="T17"> 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T8">SUM</text:span></text:a><text:span text:style-name="T47">(</text:span><text:span text:style-name="T20">compo</text:span><text:span text:style-name="T31">.QTE</text:span><text:span text:style-name="T47">)</text:span><text:span text:style-name="T17"> </text:span><text:span text:style-name="T26">&gt;</text:span><text:span text:style-name="T17"> </text:span><text:span text:style-name="T41">25</text:span><text:span text:style-name="T34"> </text:span></text:p>
      <text:p text:style-name="P6"><text:span text:style-name="T34"/></text:p>
      <text:p text:style-name="P6"><text:span text:style-name="T34">q. Calculez le coût total des commandes effectuées sur le mois d’avril</text:span></text:p>
      <text:p text:style-name="P15"><text:span text:style-name="T8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SELECT</text:a><text:span text:style-name="T17"> 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T8">SUM</text:span></text:a><text:span text:style-name="T47">(</text:span><text:span text:style-name="T20">articles</text:span><text:span text:style-name="T31">.prix</text:span><text:span text:style-name="T17"> </text:span><text:span text:style-name="T26">*</text:span><text:span text:style-name="T17"> </text:span><text:span text:style-name="T20">compo</text:span><text:span text:style-name="T31">.QTE</text:span><text:span text:style-name="T47">)</text:span><text:span text:style-name="T17"> </text:span><text:span text:style-name="T3">FROM</text:span><text:span text:style-name="T17"> </text:span><text:span text:style-name="T20">bon</text:span><text:span text:style-name="T17"> </text:span></text:p>
      <text:p text:style-name="P15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compo</text:span><text:span text:style-name="T17"> </text:span><text:span text:style-name="T3">ON</text:span><text:span text:style-name="T17"> </text:span><text:span text:style-name="T20">compo</text:span><text:span text:style-name="T31">.id_bon</text:span><text:span text:style-name="T17"> </text:span><text:span text:style-name="T26">=</text:span><text:span text:style-name="T17"> </text:span><text:span text:style-name="T20">bon</text:span><text:span text:style-name="T31">.id</text:span><text:span text:style-name="T17"> </text:span></text:p>
      <text:p text:style-name="P15"><text:span text:style-name="T17"><text:tab/></text:span><text:span text:style-name="T3">INNER</text:span><text:span text:style-name="T17"> </text:span><text:span text:style-name="T3">JOIN</text:span><text:span text:style-name="T17"> </text:span><text:span text:style-name="T20">articles</text:span><text:span text:style-name="T17"> </text:span><text:span text:style-name="T3">ON</text:span><text:span text:style-name="T17"> </text:span><text:span text:style-name="T20">articles</text:span><text:span text:style-name="T31">.id</text:span><text:span text:style-name="T17"> </text:span><text:span text:style-name="T26">=</text:span><text:span text:style-name="T17"> </text:span><text:span text:style-name="T20">compo</text:span><text:span text:style-name="T31">.id_art</text:span><text:span text:style-name="T17"> </text:span></text:p>
      <text:p text:style-name="P15"><text:span text:style-name="T17"><text:tab/></text:span><text:span text:style-name="T3">WHERE</text:span><text:span text:style-name="T17"> </text:span><text:span text:style-name="T20">MONTH</text:span><text:span text:style-name="T47">(</text:span><text:span text:style-name="T20">bon</text:span><text:span text:style-name="T31">.DATE_CMDE</text:span><text:span text:style-name="T47">)</text:span><text:span text:style-name="T17"> </text:span><text:span text:style-name="T26">=</text:span><text:span text:style-name="T17"> </text:span><text:span text:style-name="T41">04</text:span><text:span text:style-name="T17"> </text:span></text:p>
      <text:p text:style-name="P6"><text:span text:style-name="T34"/></text:p>
      <text:p text:style-name="P6"><text:span text:style-name="T34">4) Requêtes plus difficiles</text:span></text:p>
      <text:p text:style-name="P6"><text:span text:style-name="T34">a. Sélectionnez les articles qui ont une désignation identique mais des fournisseurs</text:span></text:p>
      <text:p text:style-name="P6"><text:span text:style-name="T34">différents (indice : réaliser une auto jointure i.e. de la table avec elle-même)</text:span></text:p>
      <text:p text:style-name="P16"><text:span text:style-name="T8"><text:tab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SELECT</text:a><text:span text:style-name="T13"> </text:span><text:span text:style-name="T26">*</text:span><text:span text:style-name="T13"> </text:span><text:span text:style-name="T3">FROM</text:span><text:span text:style-name="T13"> </text:span><text:span text:style-name="T20">articles</text:span><text:span text:style-name="T13"> </text:span><text:span text:style-name="T3">as</text:span><text:span text:style-name="T13"> </text:span><text:span text:style-name="T20">A1,</text:span><text:span text:style-name="T13"> </text:span><text:span text:style-name="T20">articles</text:span><text:span text:style-name="T13"> </text:span><text:span text:style-name="T3">as</text:span><text:span text:style-name="T13"> </text:span><text:span text:style-name="T20">A2</text:span><text:span text:style-name="T13"> </text:span></text:p>
      <text:p text:style-name="P16"><text:span text:style-name="T20"><text:tab/></text:span><text:span text:style-name="T3">WHERE</text:span><text:span text:style-name="T13"> </text:span><text:span text:style-name="T20">A1</text:span><text:span text:style-name="T31">.designation</text:span><text:span text:style-name="T13"> </text:span><text:span text:style-name="T26">=</text:span><text:span text:style-name="T13"> </text:span><text:span text:style-name="T20">A2</text:span><text:span text:style-name="T31">.designation</text:span><text:span text:style-name="T13"> </text:span></text:p>
      <text:p text:style-name="P16"><text:span text:style-name="T19"><text:tab/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T8">AND</text:span></text:a><text:span text:style-name="T13"> </text:span><text:span text:style-name="T20">A1</text:span><text:span text:style-name="T31">.id_fou</text:span><text:span text:style-name="T13"> </text:span><text:span text:style-name="T26">!=</text:span><text:span text:style-name="T13"> </text:span><text:span text:style-name="T20">A2</text:span><text:span text:style-name="T31">.id_fou</text:span><text:span text:style-name="T51"> </text:span></text:p>
      <text:p text:style-name="P16"><text:span text:style-name="T51"/></text:p>
      <text:p text:style-name="P16"><text:span text:style-name="T51"/></text:p>
      <text:p text:style-name="P6"><text:span text:style-name="T34"/></text:p>
      <text:p text:style-name="P6"><text:soft-page-break/><text:span text:style-name="T34">b. Calculez les dépenses en commandes mois par mois (indice : utilisation des fonctions</text:span></text:p>
      <text:p text:style-name="P6"><text:span text:style-name="T34">MONTH et YEAR)</text:span></text:p>
      <text:p text:style-name="P6"><text:span text:style-name="T34"/></text:p>
      <text:p text:style-name="P6"><text:span text:style-name="T34"/></text:p>
      <text:p text:style-name="P6"><text:span text:style-name="T34">c. Sélectionnez les bons de commandes sans article (indice : utilisation de EXISTS)</text:span></text:p>
      <text:p text:style-name="P6"><text:span text:style-name="T34">d. Calculez le prix moyen des bons de commande par fourniss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0:15:14.192000000</meta:creation-date>
    <dc:date>2020-07-21T17:04:36.547000000</dc:date>
    <meta:editing-duration>PT55M2S</meta:editing-duration>
    <meta:editing-cycles>1</meta:editing-cycles>
    <meta:document-statistic meta:table-count="0" meta:image-count="0" meta:object-count="0" meta:page-count="3" meta:paragraph-count="77" meta:word-count="599" meta:character-count="3794" meta:non-whitespace-character-count="3183"/>
    <meta:generator>LibreOffice/6.0.7.3$Windows_X86_64 LibreOffice_project/dc89aa7a9eabfd848af146d5086077aeed2ae4a5</meta:generator>
  </office:meta>
</office:document-meta>
</file>